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25-09-1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8512" calcext:value-type="float">
            <text:p>200.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25-06-24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82656" calcext:value-type="float">
            <text:p>201.0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25-03-18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4608" calcext:value-type="float">
            <text:p>201.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25-03-18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4608" calcext:value-type="float">
            <text:p>201.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25-01-13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88752" calcext:value-type="float">
            <text:p>201.0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24-09-0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48544" calcext:value-type="float">
            <text:p>200.9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66832" calcext:value-type="float">
            <text:p>200.9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24-04-0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9368" calcext:value-type="float">
            <text:p>200.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24-01-23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47376" calcext:value-type="float">
            <text:p>200.7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23-09-1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65664" calcext:value-type="float">
            <text:p>200.7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23-07-17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53472" calcext:value-type="float">
            <text:p>200.7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23-03-09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37648" calcext:value-type="float">
            <text:p>200.6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23-02-15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19944" calcext:value-type="float">
            <text:p>200.7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23-01-26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69296" calcext:value-type="float">
            <text:p>200.8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22-09-26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62032" calcext:value-type="float">
            <text:p>200.6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22-07-01 0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01656" calcext:value-type="float">
            <text:p>200.7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22-03-02 19:00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61448" calcext:value-type="float">
            <text:p>200.5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22-01-10 23:18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29088" calcext:value-type="float">
            <text:p>200.7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21-08-30 17:06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54768" calcext:value-type="float">
            <text:p>200.4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21-06-16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12096" calcext:value-type="float">
            <text:p>200.4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21-03-15 21:08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44456" calcext:value-type="float">
            <text:p>200.2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21-01-05 17:55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15728" calcext:value-type="float">
            <text:p>200.5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20-07-0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81616" calcext:value-type="float">
            <text:p>200.3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20-03-16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8408" calcext:value-type="float">
            <text:p>200.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20-01-28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6028" calcext:value-type="float">
            <text:p>200.3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9-11-06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3836" calcext:value-type="float">
            <text:p>200.2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9-07-02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04832" calcext:value-type="float">
            <text:p>200.2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9-03-11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86544" calcext:value-type="float">
            <text:p>200.1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9-01-2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56648" calcext:value-type="float">
            <text:p>200.2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8-10-30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774" calcext:value-type="float">
            <text:p>200.1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8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3836" calcext:value-type="float">
            <text:p>200.2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8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40824" calcext:value-type="float">
            <text:p>200.1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8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22536" calcext:value-type="float">
            <text:p>200.1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8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95104" calcext:value-type="float">
            <text:p>200.0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8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25584" calcext:value-type="float">
            <text:p>200.1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8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34728" calcext:value-type="float">
            <text:p>200.1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8-07-16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53016" calcext:value-type="float">
            <text:p>200.1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8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25584" calcext:value-type="float">
            <text:p>200.1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8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37776" calcext:value-type="float">
            <text:p>200.1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8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67672" calcext:value-type="float">
            <text:p>200.0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8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10344" calcext:value-type="float">
            <text:p>200.1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8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82912" calcext:value-type="float">
            <text:p>200.0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8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12808" calcext:value-type="float">
            <text:p>200.0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8-04-23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07296" calcext:value-type="float">
            <text:p>200.1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8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98152" calcext:value-type="float">
            <text:p>200.0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8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64624" calcext:value-type="float">
            <text:p>200.0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8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61576" calcext:value-type="float">
            <text:p>200.0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8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95104" calcext:value-type="float">
            <text:p>200.0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8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92056" calcext:value-type="float">
            <text:p>200.0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8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7072" calcext:value-type="float">
            <text:p>200.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8-01-16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82912" calcext:value-type="float">
            <text:p>200.0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8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8596" calcext:value-type="float">
            <text:p>200.0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8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012" calcext:value-type="float">
            <text:p>200.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7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82912" calcext:value-type="float">
            <text:p>200.0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7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49384" calcext:value-type="float">
            <text:p>200.0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7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58528" calcext:value-type="float">
            <text:p>200.0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7-11-0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22536" calcext:value-type="float">
            <text:p>200.1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7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0976" calcext:value-type="float">
            <text:p>200.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7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49968" calcext:value-type="float">
            <text:p>200.1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7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18904" calcext:value-type="float">
            <text:p>200.0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7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06712" calcext:value-type="float">
            <text:p>200.0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7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46336" calcext:value-type="float">
            <text:p>200.0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7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88424" calcext:value-type="float">
            <text:p>199.9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7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34144" calcext:value-type="float">
            <text:p>200.0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7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4024" calcext:value-type="float">
            <text:p>200.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7-07-12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49384" calcext:value-type="float">
            <text:p>200.0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7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00616" calcext:value-type="float">
            <text:p>200.0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7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31096" calcext:value-type="float">
            <text:p>200.0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7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91472" calcext:value-type="float">
            <text:p>199.9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7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54896" calcext:value-type="float">
            <text:p>199.9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7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0976" calcext:value-type="float">
            <text:p>200.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7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88424" calcext:value-type="float">
            <text:p>199.9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7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73184" calcext:value-type="float">
            <text:p>199.9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7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76816" calcext:value-type="float">
            <text:p>200.0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7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0976" calcext:value-type="float">
            <text:p>200.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7-02-14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91472" calcext:value-type="float">
            <text:p>199.9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7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76232" calcext:value-type="float">
            <text:p>199.9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7-01-24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488" calcext:value-type="float">
            <text:p>199.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7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45752" calcext:value-type="float">
            <text:p>199.9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7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726" calcext:value-type="float">
            <text:p>199.8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6-10-05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15272" calcext:value-type="float">
            <text:p>199.9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6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7928" calcext:value-type="float">
            <text:p>199.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6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85376" calcext:value-type="float">
            <text:p>199.9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6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60992" calcext:value-type="float">
            <text:p>199.9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6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70136" calcext:value-type="float">
            <text:p>199.9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6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57944" calcext:value-type="float">
            <text:p>199.9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6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488" calcext:value-type="float">
            <text:p>199.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6-07-07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15272" calcext:value-type="float">
            <text:p>199.9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6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45752" calcext:value-type="float">
            <text:p>199.9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6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3356" calcext:value-type="float">
            <text:p>199.9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6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42704" calcext:value-type="float">
            <text:p>199.9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6-05-24 0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1832" calcext:value-type="float">
            <text:p>199.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6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78696" calcext:value-type="float">
            <text:p>199.8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6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66504" calcext:value-type="float">
            <text:p>199.8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6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5736" calcext:value-type="float">
            <text:p>199.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6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1832" calcext:value-type="float">
            <text:p>199.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6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00032" calcext:value-type="float">
            <text:p>199.9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6-03-14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81744" calcext:value-type="float">
            <text:p>199.8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6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90888" calcext:value-type="float">
            <text:p>199.8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6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8784" calcext:value-type="float">
            <text:p>199.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6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20784" calcext:value-type="float">
            <text:p>199.8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6-01-21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00032" calcext:value-type="float">
            <text:p>199.9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6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8784" calcext:value-type="float">
            <text:p>199.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6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1832" calcext:value-type="float">
            <text:p>199.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5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45168" calcext:value-type="float">
            <text:p>199.8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5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12224" calcext:value-type="float">
            <text:p>199.9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5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99448" calcext:value-type="float">
            <text:p>199.7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5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78696" calcext:value-type="float">
            <text:p>199.8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5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60408" calcext:value-type="float">
            <text:p>199.8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5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39072" calcext:value-type="float">
            <text:p>199.8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5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14688" calcext:value-type="float">
            <text:p>199.8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5-09-02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17736" calcext:value-type="float">
            <text:p>199.8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5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39072" calcext:value-type="float">
            <text:p>199.8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5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66504" calcext:value-type="float">
            <text:p>199.8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5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5736" calcext:value-type="float">
            <text:p>199.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5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32976" calcext:value-type="float">
            <text:p>199.8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5-07-0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17736" calcext:value-type="float">
            <text:p>199.8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5-03-03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202" calcext:value-type="float">
            <text:p>199.7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5-01-13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56776" calcext:value-type="float">
            <text:p>199.7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4-09-0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77528" calcext:value-type="float">
            <text:p>199.6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4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56776" calcext:value-type="float">
            <text:p>199.7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4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90304" calcext:value-type="float">
            <text:p>199.7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4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75064" calcext:value-type="float">
            <text:p>199.7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4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02496" calcext:value-type="float">
            <text:p>199.8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4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14104" calcext:value-type="float">
            <text:p>199.7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4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62872" calcext:value-type="float">
            <text:p>199.7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4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29344" calcext:value-type="float">
            <text:p>199.7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4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32392" calcext:value-type="float">
            <text:p>199.7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4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05544" calcext:value-type="float">
            <text:p>199.8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4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08592" calcext:value-type="float">
            <text:p>199.8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4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83624" calcext:value-type="float">
            <text:p>199.6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4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47048" calcext:value-type="float">
            <text:p>199.6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4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75064" calcext:value-type="float">
            <text:p>199.7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4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50096" calcext:value-type="float">
            <text:p>199.6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4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95232" calcext:value-type="float">
            <text:p>199.5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4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77528" calcext:value-type="float">
            <text:p>199.6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4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1352" calcext:value-type="float">
            <text:p>199.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4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32392" calcext:value-type="float">
            <text:p>199.7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4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16568" calcext:value-type="float">
            <text:p>199.6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4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7448" calcext:value-type="float">
            <text:p>199.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3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3544" calcext:value-type="float">
            <text:p>199.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3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11056" calcext:value-type="float">
            <text:p>199.7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3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0684" calcext:value-type="float">
            <text:p>199.5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3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7448" calcext:value-type="float">
            <text:p>199.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3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1352" calcext:value-type="float">
            <text:p>199.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3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01328" calcext:value-type="float">
            <text:p>199.6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3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58656" calcext:value-type="float">
            <text:p>199.5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3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86088" calcext:value-type="float">
            <text:p>199.5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3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36736" calcext:value-type="float">
            <text:p>199.4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3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34272" calcext:value-type="float">
            <text:p>199.5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2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3064" calcext:value-type="float">
            <text:p>199.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2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81872" calcext:value-type="float">
            <text:p>199.3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2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06256" calcext:value-type="float">
            <text:p>199.4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2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63584" calcext:value-type="float">
            <text:p>199.3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2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30056" calcext:value-type="float">
            <text:p>199.3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2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06256" calcext:value-type="float">
            <text:p>199.4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2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94064" calcext:value-type="float">
            <text:p>199.3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2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48344" calcext:value-type="float">
            <text:p>199.3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2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51392" calcext:value-type="float">
            <text:p>199.3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2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02624" calcext:value-type="float">
            <text:p>199.3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2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18448" calcext:value-type="float">
            <text:p>199.4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2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14816" calcext:value-type="float">
            <text:p>199.3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2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02624" calcext:value-type="float">
            <text:p>199.3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2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7824" calcext:value-type="float">
            <text:p>199.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2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72728" calcext:value-type="float">
            <text:p>199.3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2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11768" calcext:value-type="float">
            <text:p>199.3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2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2396" calcext:value-type="float">
            <text:p>199.3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2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78824" calcext:value-type="float">
            <text:p>199.3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2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2396" calcext:value-type="float">
            <text:p>199.3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2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38616" calcext:value-type="float">
            <text:p>199.2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2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96528" calcext:value-type="float">
            <text:p>199.2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2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97112" calcext:value-type="float">
            <text:p>199.3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2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53856" calcext:value-type="float">
            <text:p>199.2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2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36152" calcext:value-type="float">
            <text:p>199.3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1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69096" calcext:value-type="float">
            <text:p>199.2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1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89848" calcext:value-type="float">
            <text:p>199.1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1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4776" calcext:value-type="float">
            <text:p>199.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1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11184" calcext:value-type="float">
            <text:p>199.2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1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38616" calcext:value-type="float">
            <text:p>199.2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1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59952" calcext:value-type="float">
            <text:p>199.2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1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36152" calcext:value-type="float">
            <text:p>199.3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1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41664" calcext:value-type="float">
            <text:p>199.2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1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23376" calcext:value-type="float">
            <text:p>199.2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1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20912" calcext:value-type="float">
            <text:p>199.3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1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3252" calcext:value-type="float">
            <text:p>199.2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1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87384" calcext:value-type="float">
            <text:p>199.2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1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26424" calcext:value-type="float">
            <text:p>199.2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1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41664" calcext:value-type="float">
            <text:p>199.2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1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23376" calcext:value-type="float">
            <text:p>199.2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1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4776" calcext:value-type="float">
            <text:p>199.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1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89848" calcext:value-type="float">
            <text:p>199.1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1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87384" calcext:value-type="float">
            <text:p>199.2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1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9348" calcext:value-type="float">
            <text:p>199.2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1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1728" calcext:value-type="float">
            <text:p>199.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1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72144" calcext:value-type="float">
            <text:p>199.2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1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44712" calcext:value-type="float">
            <text:p>199.2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1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53856" calcext:value-type="float">
            <text:p>199.2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1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11184" calcext:value-type="float">
            <text:p>199.2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1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868" calcext:value-type="float">
            <text:p>199.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1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69096" calcext:value-type="float">
            <text:p>199.2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1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96528" calcext:value-type="float">
            <text:p>199.2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1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63" calcext:value-type="float">
            <text:p>199.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0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38032" calcext:value-type="float">
            <text:p>199.1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0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4776" calcext:value-type="float">
            <text:p>199.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0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98992" calcext:value-type="float">
            <text:p>199.1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0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75192" calcext:value-type="float">
            <text:p>199.2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0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1728" calcext:value-type="float">
            <text:p>199.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0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29472" calcext:value-type="float">
            <text:p>199.2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0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23376" calcext:value-type="float">
            <text:p>199.2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0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95944" calcext:value-type="float">
            <text:p>199.1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0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80704" calcext:value-type="float">
            <text:p>199.1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0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7156" calcext:value-type="float">
            <text:p>199.1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0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05088" calcext:value-type="float">
            <text:p>199.2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0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2584" calcext:value-type="float">
            <text:p>199.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0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34984" calcext:value-type="float">
            <text:p>199.1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0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44128" calcext:value-type="float">
            <text:p>199.1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0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5632" calcext:value-type="float">
            <text:p>199.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0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31936" calcext:value-type="float">
            <text:p>199.1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0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2584" calcext:value-type="float">
            <text:p>199.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0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77072" calcext:value-type="float">
            <text:p>199.0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0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11184" calcext:value-type="float">
            <text:p>199.2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0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4108" calcext:value-type="float">
            <text:p>199.1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0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53272" calcext:value-type="float">
            <text:p>199.1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0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106" calcext:value-type="float">
            <text:p>199.1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0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47176" calcext:value-type="float">
            <text:p>199.1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10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80704" calcext:value-type="float">
            <text:p>199.1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9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868" calcext:value-type="float">
            <text:p>199.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9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6488" calcext:value-type="float">
            <text:p>199.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9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44128" calcext:value-type="float">
            <text:p>199.1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9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106" calcext:value-type="float">
            <text:p>199.1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9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22792" calcext:value-type="float">
            <text:p>199.1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9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04504" calcext:value-type="float">
            <text:p>199.1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9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61832" calcext:value-type="float">
            <text:p>199.0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9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6488" calcext:value-type="float">
            <text:p>199.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9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25256" calcext:value-type="float">
            <text:p>199.0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9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43544" calcext:value-type="float">
            <text:p>199.0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9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61832" calcext:value-type="float">
            <text:p>199.0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9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28304" calcext:value-type="float">
            <text:p>199.0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9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16112" calcext:value-type="float">
            <text:p>199.0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9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0392" calcext:value-type="float">
            <text:p>199.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9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8868" calcext:value-type="float">
            <text:p>198.9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9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0392" calcext:value-type="float">
            <text:p>199.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9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61248" calcext:value-type="float">
            <text:p>198.9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9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30768" calcext:value-type="float">
            <text:p>198.9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9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64296" calcext:value-type="float">
            <text:p>198.9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9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70392" calcext:value-type="float">
            <text:p>198.9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9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06968" calcext:value-type="float">
            <text:p>199.0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9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46008" calcext:value-type="float">
            <text:p>198.9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9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76488" calcext:value-type="float">
            <text:p>198.9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9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1916" calcext:value-type="float">
            <text:p>199.0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9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85632" calcext:value-type="float">
            <text:p>198.9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8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57616" calcext:value-type="float">
            <text:p>198.8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8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7344" calcext:value-type="float">
            <text:p>198.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8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94776" calcext:value-type="float">
            <text:p>198.9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8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64296" calcext:value-type="float">
            <text:p>198.9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8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67344" calcext:value-type="float">
            <text:p>198.9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8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78952" calcext:value-type="float">
            <text:p>198.8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8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78952" calcext:value-type="float">
            <text:p>198.8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8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06384" calcext:value-type="float">
            <text:p>198.9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8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17992" calcext:value-type="float">
            <text:p>198.8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8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24088" calcext:value-type="float">
            <text:p>198.8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8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11896" calcext:value-type="float">
            <text:p>198.8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8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5152" calcext:value-type="float">
            <text:p>198.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8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24088" calcext:value-type="float">
            <text:p>198.8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8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30184" calcext:value-type="float">
            <text:p>198.8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8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7532" calcext:value-type="float">
            <text:p>198.7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8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3628" calcext:value-type="float">
            <text:p>198.8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8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14944" calcext:value-type="float">
            <text:p>198.8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8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78368" calcext:value-type="float">
            <text:p>198.7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8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57032" calcext:value-type="float">
            <text:p>198.7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8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47888" calcext:value-type="float">
            <text:p>198.7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8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93024" calcext:value-type="float">
            <text:p>198.6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8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84464" calcext:value-type="float">
            <text:p>198.7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8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78368" calcext:value-type="float">
            <text:p>198.7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8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87512" calcext:value-type="float">
            <text:p>198.7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8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72272" calcext:value-type="float">
            <text:p>198.7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8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66176" calcext:value-type="float">
            <text:p>198.7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8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14944" calcext:value-type="float">
            <text:p>198.8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8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69808" calcext:value-type="float">
            <text:p>198.8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7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39328" calcext:value-type="float">
            <text:p>198.8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7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77784" calcext:value-type="float">
            <text:p>198.6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7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6008" calcext:value-type="float">
            <text:p>198.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7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63128" calcext:value-type="float">
            <text:p>198.7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7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23504" calcext:value-type="float">
            <text:p>198.7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7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69224" calcext:value-type="float">
            <text:p>198.7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7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47888" calcext:value-type="float">
            <text:p>198.7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7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38744" calcext:value-type="float">
            <text:p>198.7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7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296" calcext:value-type="float">
            <text:p>198.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7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89976" calcext:value-type="float">
            <text:p>198.6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7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9912" calcext:value-type="float">
            <text:p>198.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7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02168" calcext:value-type="float">
            <text:p>198.7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7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02168" calcext:value-type="float">
            <text:p>198.7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7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74736" calcext:value-type="float">
            <text:p>198.6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7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56448" calcext:value-type="float">
            <text:p>198.6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7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77784" calcext:value-type="float">
            <text:p>198.6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7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62544" calcext:value-type="float">
            <text:p>198.6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7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32064" calcext:value-type="float">
            <text:p>198.6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7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44256" calcext:value-type="float">
            <text:p>198.6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7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50352" calcext:value-type="float">
            <text:p>198.6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7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35112" calcext:value-type="float">
            <text:p>198.6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7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08264" calcext:value-type="float">
            <text:p>198.7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7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52816" calcext:value-type="float">
            <text:p>198.5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7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59496" calcext:value-type="float">
            <text:p>198.6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7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16824" calcext:value-type="float">
            <text:p>198.6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6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13776" calcext:value-type="float">
            <text:p>198.6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6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11312" calcext:value-type="float">
            <text:p>198.7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6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32064" calcext:value-type="float">
            <text:p>198.6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6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29016" calcext:value-type="float">
            <text:p>198.6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6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68056" calcext:value-type="float">
            <text:p>198.5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6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13776" calcext:value-type="float">
            <text:p>198.6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6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34528" calcext:value-type="float">
            <text:p>198.5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6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98536" calcext:value-type="float">
            <text:p>198.5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6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01584" calcext:value-type="float">
            <text:p>198.6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6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55864" calcext:value-type="float">
            <text:p>198.5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6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95488" calcext:value-type="float">
            <text:p>198.5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6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9244" calcext:value-type="float">
            <text:p>198.5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6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772" calcext:value-type="float">
            <text:p>198.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6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04632" calcext:value-type="float">
            <text:p>198.6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6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83296" calcext:value-type="float">
            <text:p>198.5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6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65008" calcext:value-type="float">
            <text:p>198.5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6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28432" calcext:value-type="float">
            <text:p>198.5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6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19288" calcext:value-type="float">
            <text:p>198.5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6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6196" calcext:value-type="float">
            <text:p>198.5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6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25968" calcext:value-type="float">
            <text:p>198.6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5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56448" calcext:value-type="float">
            <text:p>198.6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5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80832" calcext:value-type="float">
            <text:p>198.6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5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6196" calcext:value-type="float">
            <text:p>198.5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5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43672" calcext:value-type="float">
            <text:p>198.5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5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34528" calcext:value-type="float">
            <text:p>198.5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5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28432" calcext:value-type="float">
            <text:p>198.5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5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33944" calcext:value-type="float">
            <text:p>198.4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5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7052" calcext:value-type="float">
            <text:p>198.4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5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79664" calcext:value-type="float">
            <text:p>198.4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5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52816" calcext:value-type="float">
            <text:p>198.5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5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88808" calcext:value-type="float">
            <text:p>198.4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5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64424" calcext:value-type="float">
            <text:p>198.4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4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01" calcext:value-type="float">
            <text:p>198.5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4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43088" calcext:value-type="float">
            <text:p>198.4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4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22336" calcext:value-type="float">
            <text:p>198.5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4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03464" calcext:value-type="float">
            <text:p>198.4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4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06512" calcext:value-type="float">
            <text:p>198.4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4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385176" calcext:value-type="float">
            <text:p>198.3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4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391272" calcext:value-type="float">
            <text:p>198.3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4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336408" calcext:value-type="float">
            <text:p>198.3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4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372984" calcext:value-type="float">
            <text:p>198.3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4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369936" calcext:value-type="float">
            <text:p>198.3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4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296784" calcext:value-type="float">
            <text:p>198.2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2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26096" calcext:value-type="float">
            <text:p>198.1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2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55992" calcext:value-type="float">
            <text:p>198.0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2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01128" calcext:value-type="float">
            <text:p>198.0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1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19416" calcext:value-type="float">
            <text:p>198.0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1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91984" calcext:value-type="float">
            <text:p>197.9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1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34656" calcext:value-type="float">
            <text:p>198.0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1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91984" calcext:value-type="float">
            <text:p>197.9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2000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97496" calcext:value-type="float">
            <text:p>197.8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9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09104" calcext:value-type="float">
            <text:p>197.8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9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5424" calcext:value-type="float">
            <text:p>197.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9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32904" calcext:value-type="float">
            <text:p>197.7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9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50608" calcext:value-type="float">
            <text:p>197.6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9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78624" calcext:value-type="float">
            <text:p>197.7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9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59752" calcext:value-type="float">
            <text:p>197.6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8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11568" calcext:value-type="float">
            <text:p>197.7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8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35368" calcext:value-type="float">
            <text:p>197.6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8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50608" calcext:value-type="float">
            <text:p>197.6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8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4756" calcext:value-type="float">
            <text:p>197.6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8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04888" calcext:value-type="float">
            <text:p>197.6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8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10984" calcext:value-type="float">
            <text:p>197.6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7-1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04888" calcext:value-type="float">
            <text:p>197.6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7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23176" calcext:value-type="float">
            <text:p>197.6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7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77456" calcext:value-type="float">
            <text:p>197.5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7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23176" calcext:value-type="float">
            <text:p>197.6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7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62216" calcext:value-type="float">
            <text:p>197.5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7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68312" calcext:value-type="float">
            <text:p>197.5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7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07352" calcext:value-type="float">
            <text:p>197.5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7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28104" calcext:value-type="float">
            <text:p>197.4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7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28688" calcext:value-type="float">
            <text:p>197.5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7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52488" calcext:value-type="float">
            <text:p>197.4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6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50024" calcext:value-type="float">
            <text:p>197.5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6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70776" calcext:value-type="float">
            <text:p>197.4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6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34784" calcext:value-type="float">
            <text:p>197.5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6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5612" calcext:value-type="float">
            <text:p>197.5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6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82968" calcext:value-type="float">
            <text:p>197.4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6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52488" calcext:value-type="float">
            <text:p>197.4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6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342" calcext:value-type="float">
            <text:p>197.4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6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46392" calcext:value-type="float">
            <text:p>197.4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6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25056" calcext:value-type="float">
            <text:p>197.4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6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34276" calcext:value-type="float">
            <text:p>197.3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6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37324" calcext:value-type="float">
            <text:p>197.3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6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339712" calcext:value-type="float">
            <text:p>197.3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5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28104" calcext:value-type="float">
            <text:p>197.4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5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31152" calcext:value-type="float">
            <text:p>197.4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5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342" calcext:value-type="float">
            <text:p>197.4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5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4944" calcext:value-type="float">
            <text:p>197.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5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1896" calcext:value-type="float">
            <text:p>197.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5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339712" calcext:value-type="float">
            <text:p>197.3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5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358" calcext:value-type="float">
            <text:p>197.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5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361048" calcext:value-type="float">
            <text:p>197.3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5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15912" calcext:value-type="float">
            <text:p>197.4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96</text:p>
          </table:table-cell>
          <table:table-cell office:value-type="string" calcext:value-type="string">
            <text:p>MOGW</text:p>
          </table:table-cell>
          <table:table-cell office:value-type="string" calcext:value-type="string">
            <text:p>1995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61632" calcext:value-type="float">
            <text:p>197.4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36" meta:object-count="0"/>
    <meta:user-defined meta:name="AppVersion">3.0</meta:user-defined>
  </office:meta>
</office:document-meta>
</file>